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cf3834" draw:marker-start-width="0.321cm" draw:marker-end-width="0.321cm" draw:fill-color="#ffffff" draw:textarea-horizontal-align="justify" draw:textarea-vertical-align="middle" draw:auto-grow-height="false" fo:min-height="8.75cm" fo:min-width="8.5cm" fo:padding-top="0.165cm" fo:padding-bottom="0.165cm" fo:padding-left="0.29cm" fo:padding-right="0.29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2.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75cm" fo:min-width="2.5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b 58%"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9cm" svg:x="4.3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4.3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7.3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10.3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cm" svg:x="4.3cm" svg:y="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cm" svg:x="7.3cm" svg:y="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cm" svg:x="10.3cm" svg:y="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cm" svg:x="4.3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cm" svg:x="7.3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cm" svg:x="10.3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cm" svg:x="4.3cm" svg:y="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cm" svg:x="7.3cm" svg:y="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cm" svg:x="10.3cm" svg:y="9.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8cm" svg:height="0.864cm" svg:x="4.3cm" svg:y="3.9cm">
          <draw:text-box>
            <text:p text:style-name="P3"><text:span text:style-name="T1">Teillösung c</text:span><text:span text:style-name="T2">nw</text:span></text:p>
          </draw:text-box>
        </draw:frame>
        <draw:frame draw:style-name="gr4" draw:text-style-name="P4" draw:layer="layout" svg:width="3.8cm" svg:height="0.864cm" svg:x="7.3cm" svg:y="3.9cm">
          <draw:text-box>
            <text:p text:style-name="P3"><text:span text:style-name="T1">Teillösung c</text:span><text:span text:style-name="T2">n</text:span></text:p>
          </draw:text-box>
        </draw:frame>
        <draw:frame draw:style-name="gr4" draw:text-style-name="P4" draw:layer="layout" svg:width="3.8cm" svg:height="0.864cm" svg:x="10.3cm" svg:y="3.936cm">
          <draw:text-box>
            <text:p text:style-name="P3"><text:span text:style-name="T1">Teillösung c</text:span><text:span text:style-name="T2">no</text:span></text:p>
          </draw:text-box>
        </draw:frame>
        <draw:frame draw:style-name="gr4" draw:text-style-name="P4" draw:layer="layout" svg:width="3.8cm" svg:height="0.864cm" svg:x="10.3cm" svg:y="6.936cm">
          <draw:text-box>
            <text:p text:style-name="P3"><text:span text:style-name="T1">Teillösung c</text:span><text:span text:style-name="T2">o</text:span></text:p>
          </draw:text-box>
        </draw:frame>
        <draw:frame draw:style-name="gr4" draw:text-style-name="P4" draw:layer="layout" svg:width="3.8cm" svg:height="0.864cm" svg:x="4.3cm" svg:y="6.9cm">
          <draw:text-box>
            <text:p text:style-name="P3"><text:span text:style-name="T1">Teillösung c</text:span><text:span text:style-name="T2">w</text:span></text:p>
          </draw:text-box>
        </draw:frame>
        <draw:frame draw:style-name="gr4" draw:text-style-name="P4" draw:layer="layout" svg:width="3.8cm" svg:height="0.864cm" svg:x="7.5cm" svg:y="7.7cm">
          <draw:text-box>
            <text:p text:style-name="P3"><text:span text:style-name="T1">Position x</text:span><text:span text:style-name="T2">i</text:span><text:span text:style-name="T3">(t)</text:span></text:p>
          </draw:text-box>
        </draw:frame>
        <draw:frame draw:style-name="gr4" draw:text-style-name="P4" draw:layer="layout" svg:width="3.8cm" svg:height="0.864cm" svg:x="10.3cm" svg:y="9.9cm">
          <draw:text-box>
            <text:p text:style-name="P3"><text:span text:style-name="T1">Teillösung c</text:span><text:span text:style-name="T2">so</text:span></text:p>
          </draw:text-box>
        </draw:frame>
        <draw:frame draw:style-name="gr4" draw:text-style-name="P4" draw:layer="layout" svg:width="3.8cm" svg:height="0.864cm" svg:x="7.3cm" svg:y="9.936cm">
          <draw:text-box>
            <text:p text:style-name="P3"><text:span text:style-name="T1">Teillösung c</text:span><text:span text:style-name="T2">s</text:span></text:p>
          </draw:text-box>
        </draw:frame>
        <draw:frame draw:style-name="gr4" draw:text-style-name="P4" draw:layer="layout" svg:width="3.8cm" svg:height="0.864cm" svg:x="4.3cm" svg:y="9.9cm">
          <draw:text-box>
            <text:p text:style-name="P3"><text:span text:style-name="T1">Teillösung c</text:span><text:span text:style-name="T2">s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4:19:08.746943075</meta:creation-date>
    <dc:date>2018-04-17T14:38:39.023772526</dc:date>
    <meta:editing-duration>PT8M29S</meta:editing-duration>
    <meta:editing-cycles>1</meta:editing-cycles>
    <meta:document-statistic meta:object-count="22"/>
    <meta:generator>LibreOffice/5.4.5.1$Linux_X86_64 LibreOffice_project/40m0$Build-1</meta:generator>
  </office:meta>
</office:document-meta>
</file>